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La soluzione semplice per gestire le tue attività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© 2026 Applicazione di test. Tutti i diritti riservati. 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37:43.658000000</dc:date>
    <meta:editing-duration>PT5M3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0" meta:character-count="687" meta:non-whitespace-character-count="611"/>
  </office:meta>
</office:document-meta>
</file>